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30e43" officeooo:paragraph-rsid="00130e4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130e43" style:font-size-asian="12pt" style:font-size-complex="12pt"/>
    </style:style>
    <style:style style:name="P3" style:family="paragraph" style:parent-style-name="Text_20_body">
      <style:text-properties officeooo:rsid="00130e43" officeooo:paragraph-rsid="00130e43"/>
    </style:style>
    <style:style style:name="P4" style:family="paragraph" style:parent-style-name="Text_20_body">
      <style:text-properties officeooo:rsid="00156476" officeooo:paragraph-rsid="00156476"/>
    </style:style>
    <style:style style:name="P5" style:family="paragraph" style:parent-style-name="Text_20_body">
      <style:text-properties officeooo:rsid="0018a437" officeooo:paragraph-rsid="0018a437"/>
    </style:style>
    <style:style style:name="P6" style:family="paragraph" style:parent-style-name="Text_20_body">
      <style:text-properties officeooo:rsid="001a3918" officeooo:paragraph-rsid="001a3918"/>
    </style:style>
    <style:style style:name="P7" style:family="paragraph" style:parent-style-name="Text_20_body">
      <style:text-properties officeooo:rsid="001c2851" officeooo:paragraph-rsid="001c2851"/>
    </style:style>
    <style:style style:name="P8" style:family="paragraph" style:parent-style-name="Text_20_body">
      <style:text-properties officeooo:rsid="00228423" officeooo:paragraph-rsid="00228423"/>
    </style:style>
    <style:style style:name="P9" style:family="paragraph" style:parent-style-name="Text_20_body">
      <style:text-properties officeooo:rsid="00228423" officeooo:paragraph-rsid="00245017"/>
    </style:style>
    <style:style style:name="P10" style:family="paragraph" style:parent-style-name="Text_20_body">
      <style:text-properties officeooo:rsid="00228423" officeooo:paragraph-rsid="002568b0"/>
    </style:style>
    <style:style style:name="P11" style:family="paragraph" style:parent-style-name="Text_20_body">
      <style:text-properties officeooo:rsid="00228423" officeooo:paragraph-rsid="0027af6f"/>
    </style:style>
    <style:style style:name="P12" style:family="paragraph" style:parent-style-name="Text_20_body">
      <style:text-properties fo:font-weight="bold" officeooo:rsid="00228423" officeooo:paragraph-rsid="00228423" style:font-weight-asian="bold" style:font-weight-complex="bold"/>
    </style:style>
    <style:style style:name="P13" style:family="paragraph" style:parent-style-name="Text_20_body">
      <style:text-properties fo:font-weight="bold" officeooo:rsid="00428eff" officeooo:paragraph-rsid="00428eff" style:font-weight-asian="bold" style:font-weight-complex="bold"/>
    </style:style>
    <style:style style:name="P14" style:family="paragraph" style:parent-style-name="Text_20_body">
      <style:text-properties fo:font-weight="bold" officeooo:rsid="004428ba" officeooo:paragraph-rsid="004428ba" style:font-weight-asian="bold" style:font-weight-complex="bold"/>
    </style:style>
    <style:style style:name="P15" style:family="paragraph" style:parent-style-name="Text_20_body">
      <style:text-properties fo:font-weight="bold" officeooo:rsid="0044dd6f" officeooo:paragraph-rsid="0044dd6f" style:font-weight-asian="bold" style:font-weight-complex="bold"/>
    </style:style>
    <style:style style:name="P16" style:family="paragraph" style:parent-style-name="Text_20_body">
      <style:text-properties fo:font-weight="bold" officeooo:rsid="0046bc8c" officeooo:paragraph-rsid="0046bc8c" style:font-weight-asian="bold" style:font-weight-complex="bold"/>
    </style:style>
    <style:style style:name="P17" style:family="paragraph" style:parent-style-name="Text_20_body">
      <style:text-properties officeooo:paragraph-rsid="00250c5e"/>
    </style:style>
    <style:style style:name="P18" style:family="paragraph" style:parent-style-name="Text_20_body">
      <style:text-properties officeooo:paragraph-rsid="002568b0"/>
    </style:style>
    <style:style style:name="P19" style:family="paragraph" style:parent-style-name="Text_20_body">
      <style:text-properties officeooo:paragraph-rsid="0025dee0"/>
    </style:style>
    <style:style style:name="P20" style:family="paragraph" style:parent-style-name="Text_20_body">
      <style:text-properties officeooo:paragraph-rsid="0027af6f"/>
    </style:style>
    <style:style style:name="P21" style:family="paragraph" style:parent-style-name="Text_20_body">
      <style:text-properties fo:font-weight="normal" officeooo:rsid="00250c5e" officeooo:paragraph-rsid="002568b0" style:font-weight-asian="normal" style:font-weight-complex="normal"/>
    </style:style>
    <style:style style:name="P22" style:family="paragraph" style:parent-style-name="Text_20_body">
      <style:text-properties fo:font-weight="normal" officeooo:rsid="00228423" officeooo:paragraph-rsid="002568b0" style:font-weight-asian="normal" style:font-weight-complex="normal"/>
    </style:style>
    <style:style style:name="P23" style:family="paragraph" style:parent-style-name="Text_20_body">
      <style:text-properties fo:font-weight="normal" officeooo:rsid="00405be6" officeooo:paragraph-rsid="00405be6" style:font-weight-asian="normal" style:font-weight-complex="normal"/>
    </style:style>
    <style:style style:name="P24" style:family="paragraph" style:parent-style-name="Text_20_body">
      <style:text-properties fo:font-style="normal" fo:font-weight="normal" officeooo:rsid="002568b0" officeooo:paragraph-rsid="002568b0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5dee0" officeooo:paragraph-rsid="0027af6f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2f6cc1"/>
    </style:style>
    <style:style style:name="P27" style:family="paragraph" style:parent-style-name="Text_20_body">
      <style:text-properties officeooo:paragraph-rsid="0031c152"/>
    </style:style>
    <style:style style:name="P28" style:family="paragraph" style:parent-style-name="Text_20_body">
      <style:text-properties officeooo:rsid="003870ef" officeooo:paragraph-rsid="003870ef"/>
    </style:style>
    <style:style style:name="P29" style:family="paragraph" style:parent-style-name="Text_20_body">
      <style:text-properties officeooo:rsid="003c5fb4" officeooo:paragraph-rsid="003c5fb4"/>
    </style:style>
    <style:style style:name="P30" style:family="paragraph" style:parent-style-name="Text_20_body">
      <style:text-properties officeooo:paragraph-rsid="003e7c63"/>
    </style:style>
    <style:style style:name="P31" style:family="paragraph" style:parent-style-name="Text_20_body">
      <style:text-properties officeooo:rsid="003eb7b4" officeooo:paragraph-rsid="003eb7b4"/>
    </style:style>
    <style:style style:name="P32" style:family="paragraph" style:parent-style-name="Text_20_body">
      <style:text-properties officeooo:rsid="003e7c63" officeooo:paragraph-rsid="003e7c63"/>
    </style:style>
    <style:style style:name="P33" style:family="paragraph" style:parent-style-name="Text_20_body">
      <style:text-properties officeooo:rsid="004428ba" officeooo:paragraph-rsid="004428ba"/>
    </style:style>
    <style:style style:name="P34" style:family="paragraph" style:parent-style-name="Text_20_body">
      <style:text-properties officeooo:rsid="00509d09" officeooo:paragraph-rsid="00509d09"/>
    </style:style>
    <style:style style:name="P35" style:family="paragraph" style:parent-style-name="Text_20_body">
      <style:text-properties officeooo:rsid="0053fa8d" officeooo:paragraph-rsid="0055bdc1"/>
    </style:style>
    <style:style style:name="P36" style:family="paragraph" style:parent-style-name="Text_20_body">
      <style:text-properties officeooo:rsid="0058cce1" officeooo:paragraph-rsid="0058cce1"/>
    </style:style>
    <style:style style:name="P37" style:family="paragraph" style:parent-style-name="Title">
      <style:text-properties officeooo:rsid="00130e43" officeooo:paragraph-rsid="00130e43"/>
    </style:style>
    <style:style style:name="P38" style:family="paragraph" style:parent-style-name="Heading_20_10">
      <style:text-properties officeooo:rsid="001d681e" officeooo:paragraph-rsid="002568b0"/>
    </style:style>
    <style:style style:name="P39" style:family="paragraph" style:parent-style-name="Heading_20_3">
      <style:text-properties officeooo:rsid="00130e43" officeooo:paragraph-rsid="00130e43"/>
    </style:style>
    <style:style style:name="P40" style:family="paragraph" style:parent-style-name="Heading_20_3">
      <style:text-properties officeooo:rsid="00156476" officeooo:paragraph-rsid="00156476"/>
    </style:style>
    <style:style style:name="P41" style:family="paragraph" style:parent-style-name="Heading_20_3">
      <style:text-properties officeooo:rsid="0018a437" officeooo:paragraph-rsid="0018a437"/>
    </style:style>
    <style:style style:name="P42" style:family="paragraph" style:parent-style-name="Heading_20_3">
      <style:text-properties officeooo:rsid="002f6cc1" officeooo:paragraph-rsid="002f6cc1"/>
    </style:style>
    <style:style style:name="P43" style:family="paragraph" style:parent-style-name="Heading_20_3">
      <style:text-properties officeooo:rsid="0031c152" officeooo:paragraph-rsid="0031c152"/>
    </style:style>
    <style:style style:name="P44" style:family="paragraph" style:parent-style-name="Heading_20_3">
      <style:text-properties officeooo:rsid="0035965b" officeooo:paragraph-rsid="0035965b"/>
    </style:style>
    <style:style style:name="P45" style:family="paragraph" style:parent-style-name="Heading_20_3">
      <style:text-properties officeooo:rsid="003c5fb4" officeooo:paragraph-rsid="003c5fb4"/>
    </style:style>
    <style:style style:name="P46" style:family="paragraph" style:parent-style-name="Heading_20_3">
      <style:text-properties officeooo:rsid="004428ba" officeooo:paragraph-rsid="004428ba"/>
    </style:style>
    <style:style style:name="P47" style:family="paragraph" style:parent-style-name="Heading_20_3">
      <style:text-properties officeooo:rsid="004f3f33" officeooo:paragraph-rsid="004f3f33"/>
    </style:style>
    <style:style style:name="P48" style:family="paragraph" style:parent-style-name="Heading_20_3">
      <style:text-properties officeooo:rsid="0053fa8d" officeooo:paragraph-rsid="0053fa8d"/>
    </style:style>
    <style:style style:name="P49" style:family="paragraph" style:parent-style-name="Heading_20_3">
      <style:text-properties officeooo:rsid="0058cce1" officeooo:paragraph-rsid="0058cce1"/>
    </style:style>
    <style:style style:name="P50" style:family="paragraph" style:parent-style-name="Heading_20_3">
      <style:text-properties officeooo:rsid="005ce9d3" officeooo:paragraph-rsid="005ce9d3"/>
    </style:style>
    <style:style style:name="P51" style:family="paragraph" style:parent-style-name="Text_20_body">
      <style:text-properties fo:font-weight="normal" officeooo:rsid="00428eff" officeooo:paragraph-rsid="00428eff" style:font-weight-asian="normal" style:font-weight-complex="normal"/>
    </style:style>
    <style:style style:name="P52" style:family="paragraph" style:parent-style-name="Text_20_body">
      <style:text-properties fo:font-weight="normal" officeooo:rsid="004972c3" officeooo:paragraph-rsid="004972c3" style:font-weight-asian="normal" style:font-weight-complex="normal"/>
    </style:style>
    <style:style style:name="P53" style:family="paragraph" style:parent-style-name="Text_20_body">
      <style:text-properties fo:font-weight="normal" officeooo:rsid="005a967a" officeooo:paragraph-rsid="005a967a" style:font-weight-asian="normal" style:font-weight-complex="normal"/>
    </style:style>
    <style:style style:name="P54" style:family="paragraph" style:parent-style-name="Text_20_body">
      <style:text-properties officeooo:rsid="0058cce1" officeooo:paragraph-rsid="0058cce1"/>
    </style:style>
    <style:style style:name="P55" style:family="paragraph" style:parent-style-name="Text_20_body">
      <style:text-properties officeooo:paragraph-rsid="005ce9d3"/>
    </style:style>
    <style:style style:name="P56" style:family="paragraph" style:parent-style-name="Text_20_body">
      <style:text-properties officeooo:rsid="005e9aed" officeooo:paragraph-rsid="00606d81"/>
    </style:style>
    <style:style style:name="T1" style:family="text">
      <style:text-properties officeooo:rsid="00156476"/>
    </style:style>
    <style:style style:name="T2" style:family="text">
      <style:text-properties officeooo:rsid="0016c108"/>
    </style:style>
    <style:style style:name="T3" style:family="text">
      <style:text-properties officeooo:rsid="0016fe11"/>
    </style:style>
    <style:style style:name="T4" style:family="text">
      <style:text-properties officeooo:rsid="001f4abf"/>
    </style:style>
    <style:style style:name="T5" style:family="text">
      <style:text-properties officeooo:rsid="002030ed"/>
    </style:style>
    <style:style style:name="T6" style:family="text">
      <style:text-properties officeooo:rsid="00228423"/>
    </style:style>
    <style:style style:name="T7" style:family="text">
      <style:text-properties officeooo:rsid="0024501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8423" style:font-weight-asian="bold" style:font-weight-complex="bold"/>
    </style:style>
    <style:style style:name="T10" style:family="text">
      <style:text-properties fo:font-weight="bold" officeooo:rsid="00250c5e" style:font-weight-asian="bold" style:font-weight-complex="bold"/>
    </style:style>
    <style:style style:name="T11" style:family="text">
      <style:text-properties fo:font-weight="bold" officeooo:rsid="002568b0" style:font-weight-asian="bold" style:font-weight-complex="bold"/>
    </style:style>
    <style:style style:name="T12" style:family="text">
      <style:text-properties fo:font-weight="bold" officeooo:rsid="003e7c63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0c5e" style:font-weight-asian="normal" style:font-weight-complex="normal"/>
    </style:style>
    <style:style style:name="T15" style:family="text">
      <style:text-properties fo:font-weight="normal" officeooo:rsid="002568b0" style:font-weight-asian="normal" style:font-weight-complex="normal"/>
    </style:style>
    <style:style style:name="T16" style:family="text">
      <style:text-properties fo:font-weight="normal" officeooo:rsid="00228423" style:font-weight-asian="normal" style:font-weight-complex="normal"/>
    </style:style>
    <style:style style:name="T17" style:family="text">
      <style:text-properties fo:font-weight="normal" officeooo:rsid="003e7c63" style:font-weight-asian="normal" style:font-weight-complex="normal"/>
    </style:style>
    <style:style style:name="T18" style:family="text">
      <style:text-properties fo:font-weight="normal" officeooo:rsid="0047257d" style:font-weight-asian="normal" style:font-weight-complex="normal"/>
    </style:style>
    <style:style style:name="T19" style:family="text">
      <style:text-properties fo:font-style="italic" fo:font-weight="normal" officeooo:rsid="002568b0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2568b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dee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7af6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2842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4501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f0b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dbb2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22842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cf2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7af6f" style:font-style-asian="normal" style:font-weight-asian="bold" style:font-style-complex="normal" style:font-weight-complex="bold"/>
    </style:style>
    <style:style style:name="T30" style:family="text">
      <style:text-properties officeooo:rsid="0027af6f"/>
    </style:style>
    <style:style style:name="T31" style:family="text">
      <style:text-properties officeooo:rsid="002caa07"/>
    </style:style>
    <style:style style:name="T32" style:family="text">
      <style:text-properties officeooo:rsid="002f6cc1"/>
    </style:style>
    <style:style style:name="T33" style:family="text">
      <style:text-properties officeooo:rsid="003074e3"/>
    </style:style>
    <style:style style:name="T34" style:family="text">
      <style:text-properties officeooo:rsid="0031c152"/>
    </style:style>
    <style:style style:name="T35" style:family="text">
      <style:text-properties officeooo:rsid="0033aa65"/>
    </style:style>
    <style:style style:name="T36" style:family="text">
      <style:text-properties officeooo:rsid="0034d178"/>
    </style:style>
    <style:style style:name="T37" style:family="text">
      <style:text-properties officeooo:rsid="003672c1"/>
    </style:style>
    <style:style style:name="T38" style:family="text">
      <style:text-properties officeooo:rsid="003870ef"/>
    </style:style>
    <style:style style:name="T39" style:family="text">
      <style:text-properties officeooo:rsid="003ba7be"/>
    </style:style>
    <style:style style:name="T40" style:family="text">
      <style:text-properties officeooo:rsid="003e494c"/>
    </style:style>
    <style:style style:name="T41" style:family="text">
      <style:text-properties officeooo:rsid="003e7c63"/>
    </style:style>
    <style:style style:name="T42" style:family="text">
      <style:text-properties officeooo:rsid="00405be6"/>
    </style:style>
    <style:style style:name="T43" style:family="text">
      <style:text-properties officeooo:rsid="004cb7df"/>
    </style:style>
    <style:style style:name="T44" style:family="text">
      <style:text-properties officeooo:rsid="00514627"/>
    </style:style>
    <style:style style:name="T45" style:family="text">
      <style:text-properties officeooo:rsid="0055bdc1"/>
    </style:style>
    <style:style style:name="T46" style:family="text">
      <style:text-properties officeooo:rsid="00574312"/>
    </style:style>
    <style:style style:name="T47" style:family="text">
      <style:text-properties officeooo:rsid="005ce9d3"/>
    </style:style>
    <style:style style:name="T48" style:family="text">
      <style:text-properties officeooo:rsid="005da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pring Framework Core</text:p>
      <text:p text:style-name="P3"><text:tab/><text:tab/><text:tab/><text:tab/><text:tab/><text:tab/><text:tab/><text:tab/><text:tab/>- <text:span text:style-name="T43">by Shivansh Srivastava.</text:span></text:p>
      <text:h text:style-name="P39" text:outline-level="3">IOC Container:</text:h>
      <text:p text:style-name="P3">It creates required dependencies of the class and injects into other class automatically. <text:span text:style-name="T1">For example </text:span>– Injecting address object to student class.</text:p>
      <text:h text:style-name="Heading_20_3" text:outline-level="3">Application Context: </text:h>
      <text:p text:style-name="P1">* ClasspathXMLApplicationContext</text:p>
      <text:p text:style-name="P1">* FileSystemXMLApplicationContext</text:p>
      <text:p text:style-name="P1">* AnnotationConfigApplicationContext</text:p>
      <text:p text:style-name="P2"/>
      <text:h text:style-name="P40" text:outline-level="3">Dependency Injection:</text:h>
      <text:p text:style-name="P4">Injecting object of one class into other class object is known as dependency injection. This dependency injection is done by IOC Container. </text:p>
      <text:p text:style-name="P4">Dependency Injection can be done in two ways - </text:p>
      <text:p text:style-name="P4"><text:tab/>* Setter Injection <text:span text:style-name="T3">(Property Injection)</text:span> – <text:span text:style-name="T2">done using calling setter methods of class</text:span></text:p>
      <text:p text:style-name="P4"><text:tab/>* Constructor Injection – <text:span text:style-name="T2">done using calling the consturctor of the class.</text:span></text:p>
      <text:h text:style-name="P41" text:outline-level="3">Beans <text:span text:style-name="T4">( Java POJO ):</text:span></text:h>
      <text:p text:style-name="P5">Classes which are provided to IOC Container for Injections and functioning are known as beans. <text:span text:style-name="T5">These classes contains getter setter methods.</text:span></text:p>
      <text:h text:style-name="P41" text:outline-level="3">Configuration File:</text:h>
      <text:p text:style-name="P6">It is a XML file where we declare beans and its dependencies.</text:p>
      <text:p text:style-name="P7">For example - &lt;beans&gt; <text:tab/><text:tab/><text:tab/><text:tab/><text:tab/><text:tab/><text:tab/><text:tab/><text:tab/><text:tab/><text:tab/><text:tab/><text:tab/>&lt;bean&gt;<text:tab/><text:tab/><text:tab/><text:tab/><text:tab/><text:tab/><text:tab/><text:tab/><text:tab/><text:tab/><text:tab/><text:tab/><text:tab/>.....<text:tab/><text:tab/><text:tab/><text:tab/><text:tab/><text:tab/><text:tab/><text:tab/><text:tab/><text:tab/><text:tab/><text:tab/>&lt;/bean&gt;<text:tab/><text:tab/><text:tab/><text:tab/><text:tab/><text:tab/><text:tab/><text:tab/><text:tab/><text:tab/><text:tab/>&lt;/beans&gt;</text:p>
      <text:p text:style-name="P12">For primitive types : </text:p>
      <text:p text:style-name="P8"><text:tab/>&lt;bean&gt; &lt;property <text:s/>name = “”&gt; &lt;value&gt; Value &lt;/value&gt; &lt;/property&gt; &lt;/bean&gt;</text:p>
      <text:p text:style-name="P8"><text:tab/><text:tab/>or</text:p>
      <text:p text:style-name="P8"><text:tab/>&lt;bean&gt; &lt;property <text:s/>name = “” <text:s/>value = “”&gt; &lt;/bean&gt;</text:p>
      <text:p text:style-name="P8"><text:tab/><text:tab/><text:span text:style-name="T7">or </text:span></text:p>
      <text:p text:style-name="P9"><text:tab/>&lt;bean <text:s/><text:span text:style-name="T7">p:property_name </text:span><text:span text:style-name="T31">=</text:span><text:span text:style-name="T7"> “” </text:span>/&gt; </text:p>
      <text:p text:style-name="P9"/>
      <text:p text:style-name="P17"><text:soft-page-break/><text:span text:style-name="T9">For </text:span><text:span text:style-name="T10">collection</text:span><text:span text:style-name="T9"> types : </text:span></text:p>
      <text:p text:style-name="P8"><text:tab/><text:span text:style-name="T10">List - </text:span></text:p>
      <text:p text:style-name="P10"><text:span text:style-name="T10"><text:tab/></text:span><text:span text:style-name="T13">&lt;bean&gt; <text:tab/><text:tab/><text:tab/><text:tab/><text:tab/><text:tab/><text:tab/><text:tab/><text:tab/><text:tab/><text:tab/><text:tab/><text:tab/>&lt;property <text:s/>name = “”&gt; <text:tab/><text:tab/><text:tab/><text:tab/><text:tab/><text:tab/><text:tab/><text:tab/><text:tab/><text:tab/><text:tab/></text:span><text:span text:style-name="T14">&lt;list&gt;<text:tab/><text:tab/><text:tab/><text:tab/><text:tab/><text:tab/><text:tab/><text:tab/><text:tab/><text:tab/><text:tab/><text:tab/><text:tab/><text:tab/>&lt;value&gt; Value1 &lt;/value&gt;<text:tab/><text:tab/><text:tab/><text:tab/><text:tab/><text:tab/><text:tab/><text:tab/><text:tab/><text:tab/>&lt;value&gt; Value2 &lt;/value&gt;<text:tab/><text:tab/><text:tab/><text:tab/><text:tab/><text:tab/><text:tab/><text:tab/><text:tab/><text:tab/>&lt;value&gt; Value3 &lt;/value&gt;<text:tab/><text:tab/><text:tab/><text:tab/><text:tab/><text:tab/><text:tab/><text:tab/><text:tab/><text:tab/>&lt;null/&gt;<text:tab/><text:tab/><text:tab/><text:tab/><text:tab/><text:tab/><text:tab/><text:tab/><text:tab/><text:tab/><text:tab/>&lt;/list&gt;<text:tab/><text:tab/><text:tab/><text:tab/><text:tab/><text:tab/><text:tab/><text:tab/><text:tab/><text:tab/><text:tab/><text:tab/>&lt;/property&gt;<text:tab/><text:tab/><text:tab/><text:tab/><text:tab/><text:tab/><text:tab/><text:tab/><text:tab/><text:tab/><text:tab/>&lt;/bean&gt;</text:span></text:p>
      <text:p text:style-name="P21"/>
      <text:p text:style-name="P10"><text:span text:style-name="T14"><text:tab/></text:span><text:span text:style-name="T11">Set</text:span><text:span text:style-name="T10"> - </text:span><text:span text:style-name="T13"><text:tab/></text:span></text:p>
      <text:p text:style-name="P18"><text:span text:style-name="T16"><text:tab/>&lt;bean&gt; <text:tab/><text:tab/><text:tab/><text:tab/><text:tab/><text:tab/><text:tab/><text:tab/><text:tab/><text:tab/><text:tab/><text:tab/><text:tab/>&lt;property <text:s/>name = “”&gt; <text:tab/><text:tab/><text:tab/><text:tab/><text:tab/><text:tab/><text:tab/><text:tab/><text:tab/><text:tab/><text:tab/></text:span><text:span text:style-name="T14">&lt;</text:span><text:span text:style-name="T15">set</text:span><text:span text:style-name="T14">&gt;<text:tab/><text:tab/><text:tab/><text:tab/><text:tab/><text:tab/><text:tab/><text:tab/><text:tab/><text:tab/><text:tab/><text:tab/><text:tab/><text:tab/>&lt;value&gt; Value1 &lt;/value&gt;<text:tab/><text:tab/><text:tab/><text:tab/><text:tab/><text:tab/><text:tab/><text:tab/><text:tab/><text:tab/>&lt;value&gt; Value2 &lt;/value&gt;<text:tab/><text:tab/><text:tab/><text:tab/><text:tab/><text:tab/><text:tab/><text:tab/><text:tab/><text:tab/>&lt;value&gt; Value3 &lt;/value&gt;<text:tab/><text:tab/><text:tab/><text:tab/><text:tab/><text:tab/><text:tab/><text:tab/><text:tab/><text:tab/>&lt;null/&gt;<text:tab/><text:tab/><text:tab/><text:tab/><text:tab/><text:tab/><text:tab/><text:tab/><text:tab/><text:tab/><text:tab/>&lt;/</text:span><text:span text:style-name="T15">set</text:span><text:span text:style-name="T14">&gt;<text:tab/><text:tab/><text:tab/><text:tab/><text:tab/><text:tab/><text:tab/><text:tab/><text:tab/><text:tab/><text:tab/><text:tab/>&lt;/property&gt;<text:tab/><text:tab/><text:tab/><text:tab/><text:tab/><text:tab/><text:tab/><text:tab/><text:tab/><text:tab/><text:tab/>&lt;/bean&gt;</text:span><text:span text:style-name="T16"><text:tab/><text:tab/></text:span></text:p>
      <text:p text:style-name="P22"><text:tab/><text:tab/><text:tab/></text:p>
      <text:h text:style-name="P38" text:outline-level="10"><text:s/><text:tab/><text:span text:style-name="T11">Map - </text:span></text:h>
      <text:p text:style-name="P18"><text:span text:style-name="T11"><text:tab/></text:span><text:span text:style-name="T15">&lt;bean&gt;<text:tab/><text:tab/><text:tab/><text:tab/><text:tab/><text:tab/><text:tab/><text:tab/><text:tab/><text:tab/><text:tab/><text:tab/><text:tab/>&lt;property name = “”&gt;<text:tab/><text:tab/><text:tab/><text:tab/><text:tab/><text:tab/><text:tab/><text:tab/><text:tab/><text:tab/><text:tab/>&lt;map&gt;<text:tab/><text:tab/><text:tab/><text:tab/><text:tab/><text:tab/><text:tab/><text:tab/><text:tab/><text:tab/><text:tab/><text:tab/><text:tab/><text:tab/>&lt;entry <text:s/>key = “” <text:s/>value = “” /</text:span><text:span text:style-name="T19">&gt;<text:tab/><text:tab/><text:tab/><text:tab/><text:tab/><text:tab/><text:tab/><text:tab/><text:tab/></text:span><text:span text:style-name="T20">&lt;entry <text:s/>key = “” <text:s/>value = “” /</text:span><text:span text:style-name="T19">&gt;<text:tab/><text:tab/><text:tab/><text:tab/><text:tab/><text:tab/><text:tab/><text:tab/></text:span><text:span text:style-name="T20">&lt;/map&gt;<text:tab/><text:tab/><text:tab/><text:tab/><text:tab/><text:tab/><text:tab/><text:tab/><text:tab/><text:tab/><text:tab/>&lt;/property&gt;<text:tab/><text:tab/><text:tab/><text:tab/><text:tab/><text:tab/><text:tab/><text:tab/><text:tab/><text:tab/><text:tab/>&lt;/bean&gt;<text:tab/></text:span></text:p>
      <text:p text:style-name="P24"/>
      <text:p text:style-name="P19"><text:span text:style-name="T27">For </text:span><text:span text:style-name="T28">properties</text:span><text:span text:style-name="T27"> :</text:span></text:p>
      <text:p text:style-name="P20"><text:span text:style-name="T21">&lt;bean&gt; &lt;property name = “”&gt;<text:tab/><text:tab/><text:tab/><text:tab/><text:tab/><text:tab/><text:tab/><text:tab/><text:tab/><text:tab/><text:tab/>&lt;props&gt;<text:tab/><text:tab/><text:tab/><text:tab/><text:tab/><text:tab/><text:tab/><text:tab/><text:tab/><text:tab/><text:tab/><text:tab/><text:tab/>&lt;prop key = “” &gt; Value &lt;/prop&gt;<text:tab/><text:tab/><text:tab/><text:tab/><text:tab/><text:tab/><text:tab/><text:tab/> <text:s text:c="10"/></text:span><text:span text:style-name="T27"><text:s/></text:span><text:span text:style-name="T21">&lt;prop key = “” &gt; Value &lt;/prop&gt;<text:tab/><text:tab/><text:tab/><text:tab/><text:tab/><text:tab/><text:tab/><text:tab/>&lt;/props&gt;<text:tab/><text:tab/><text:tab/><text:tab/><text:tab/><text:tab/><text:tab/><text:tab/><text:tab/><text:tab/></text:span><text:soft-page-break/><text:span text:style-name="T21"><text:tab/>&lt;/property&gt; &lt;/bean&gt;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For </text:span><text:span text:style-name="T29">references:</text:span></text:p>
      <text:p text:style-name="P20"><text:span text:style-name="T29"><text:tab/></text:span><text:span text:style-name="T23">&lt;bean&gt; &lt;property <text:s/>name = “”&gt; &lt;</text:span><text:span text:style-name="T22">ref <text:s/>bean = “” /</text:span><text:span text:style-name="T23">&gt; &lt;/property&gt; &lt;/bean&gt;</text:span></text:p>
      <text:p text:style-name="P11"><text:tab/><text:tab/>or</text:p>
      <text:p text:style-name="P20"><text:span text:style-name="T6"><text:tab/>&lt;bean&gt; &lt;property <text:s/>name = “” <text:s/></text:span><text:span text:style-name="T30">ref</text:span><text:span text:style-name="T6"> = “” /&gt; &lt;/bean&gt;</text:span></text:p>
      <text:p text:style-name="P11"><text:tab/><text:tab/><text:span text:style-name="T7">or </text:span></text:p>
      <text:p text:style-name="P20"><text:span text:style-name="T27"><text:tab/></text:span><text:span text:style-name="T23">&lt;bean <text:s/></text:span><text:span text:style-name="T24">p:property_name-</text:span><text:span text:style-name="T25">ref</text:span><text:span text:style-name="T24"> </text:span><text:span text:style-name="T26">= </text:span><text:span text:style-name="T24">“” </text:span><text:span text:style-name="T23">/&gt; </text:span><text:span text:style-name="T21"><text:tab/><text:tab/><text:tab/></text:span></text:p>
      <text:p text:style-name="P25"/>
      <text:h text:style-name="P42" text:outline-level="3">Constructor Injection: </text:h>
      <text:p text:style-name="P26"><text:tab/><text:span text:style-name="T32">&lt;bean class = “” name = “” &gt;<text:tab/><text:tab/><text:tab/><text:tab/><text:tab/><text:tab/><text:tab/><text:tab/><text:tab/><text:tab/><text:tab/>&lt;constructor-arg <text:s/>value = “” /&gt;<text:tab/><text:tab/><text:tab/><text:tab/><text:tab/><text:tab/><text:tab/><text:tab/></text:span><text:span text:style-name="T33">&lt;/bean&gt;</text:span></text:p>
      <text:p text:style-name="P26"/>
      <text:h text:style-name="P43" text:outline-level="3">Life Cycle Methods of Spring Bean:</text:h>
      <text:p text:style-name="P27"><text:tab/>* <text:span text:style-name="T35">create</text:span></text:p>
      <text:p text:style-name="P27"><text:tab/>* <text:span text:style-name="T35">property/value initialization</text:span></text:p>
      <text:p text:style-name="P27"><text:tab/>* <text:span text:style-name="T34">init()</text:span></text:p>
      <text:p text:style-name="P27"><text:tab/>* <text:span text:style-name="T36">t</text:span><text:span text:style-name="T34">hen we read and use the bean </text:span></text:p>
      <text:p text:style-name="P27"><text:tab/>* <text:span text:style-name="T34">destroy()</text:span></text:p>
      <text:p text:style-name="P27"/>
      <text:h text:style-name="P44" text:outline-level="3">Configuration techniques:</text:h>
      <text:p text:style-name="P26"><text:span text:style-name="T32">* </text:span><text:span text:style-name="T37">XML – </text:span><text:span text:style-name="T38">init and destroy methods are set into bean using init-method = “” and destroy-method- “”.</text:span></text:p>
      <text:p text:style-name="P28">* Spring Interfaces – InitializingBean and DisposableBean interfaces are implemented.</text:p>
      <text:p text:style-name="P28">* Annotation – <text:span text:style-name="T39">using @PostConstruct and @PreDestroy.</text:span></text:p>
      <text:p text:style-name="P28"/>
      <text:h text:style-name="P45" text:outline-level="3">Autowiring:</text:h>
      <text:p text:style-name="P29">Feature of spring framework in which spring container inject the dependencies automatically. <text:span text:style-name="T40">It can’t be used to inject primitive and string values, it works with references only.</text:span></text:p>
      <text:p text:style-name="P32">There are two methods of autowiring - </text:p>
      <text:p text:style-name="P30"><text:tab/>* <text:s/><text:span text:style-name="T12">XML</text:span><text:span text:style-name="T41"> – No(by default), <text:s/>byName, <text:s/>byType, <text:s/>consturctor, <text:s/>autodetect</text:span></text:p>
      <text:p text:style-name="P30"><text:span text:style-name="T41"><text:tab/>* <text:s/></text:span><text:span text:style-name="T12">Annotations – </text:span><text:span text:style-name="T17">@Autowired</text:span></text:p>
      <text:p text:style-name="P31"><text:soft-page-break/><text:span text:style-name="T17">A</text:span><text:span text:style-name="T13">dvantages – Automatic, <text:s/>Less Code.</text:span></text:p>
      <text:p text:style-name="P23">* @Autowired can be put above either property or above setter method of the property or above constructor.</text:p>
      <text:p text:style-name="P13"><text:span text:style-name="T42">@</text:span>Qualifier Annotation – <text:span text:style-name="T13">This annotation is used with @Autowired to select any particular bean from two three beans defined in config.xml file for the same class. <text:tab/><text:tab/><text:tab/><text:tab/>Syntax - @Qualifier(“beanName”)</text:span></text:p>
      <text:p text:style-name="P51"/>
      <text:h text:style-name="P46" text:outline-level="3">Stereotype Annotations:</text:h>
      <text:p text:style-name="P33">To create object of class without using &lt;bean/&gt; we use stereotype annotations.</text:p>
      <text:p text:style-name="P14">@Component <text:span text:style-name="T13">is used above the class declaration so that spring container can understand that it has to make object of this class.</text:span></text:p>
      <text:p text:style-name="P15"><text:span text:style-name="T13">For this in config.xml file we just have to write </text:span>&lt;context:component-scan base-package = “”/&gt; <text:span text:style-name="T13">and spring container will scan all the classes inside the base package and its sub packages and will make objects of all the classes which will have @Component annotation above them.</text:span></text:p>
      <text:p text:style-name="P16">@Value<text:span text:style-name="T13"> is used</text:span><text:span text:style-name="T18"> </text:span><text:span text:style-name="T13">to set the values of the variables inside the class.</text:span></text:p>
      <text:p text:style-name="P52">For single variable write @Value(“varibleValue”), For a collection first create a standalone collectioon inside config.xml file and then give the id of the standalone collection inside @Value like @Value(“#{standaloneCollectionID}”).</text:p>
      <text:p text:style-name="P52"/>
      <text:h text:style-name="P47" text:outline-level="3">Bean Scope:</text:h>
      <text:p text:style-name="P34">* Singleton – Only single object is created by spring container and provided to you everytime.</text:p>
      <text:p text:style-name="P34">* prototype – Everytime new object is created by spring container when you call.</text:p>
      <text:p text:style-name="P34">* <text:span text:style-name="T44">request</text:span></text:p>
      <text:p text:style-name="P34">* <text:span text:style-name="T44">session</text:span></text:p>
      <text:p text:style-name="P34">* <text:span text:style-name="T44">globalsession</text:span></text:p>
      <text:p text:style-name="P34"/>
      <text:h text:style-name="P48" text:outline-level="3">Configur<text:span text:style-name="T46">ing</text:span> Bean Scope:</text:h>
      <text:p text:style-name="P35">It could be done by two ways, </text:p>
      <text:p text:style-name="P35"><text:span text:style-name="T45">* I</text:span>f you are creating the object using &lt;bean&gt; then you can write like <text:span text:style-name="T8">&lt;bean class = “” name = “” <text:s text:c="2"/><text:tab/>scope = “” /&gt;</text:span>. </text:p>
      <text:p text:style-name="P35">* If you are using @Component to create the object then you can use <text:span text:style-name="T8">@Scope(“”)</text:span> to set the scope.</text:p>
      <text:p text:style-name="P35"/>
      <text:h text:style-name="P49" text:outline-level="3"><text:soft-page-break/>SpEL (Spring Expression Language):</text:h>
      <text:p text:style-name="P36">SpEL helps in parsing and executing expression with the help of @Value annotation.</text:p>
      <text:p text:style-name="P36">For Example - <text:span text:style-name="T8">@Value(“ #{ expression }”)</text:span></text:p>
      <text:p text:style-name="P53">To invoke static methods and variables – T(class).method(param), <text:s/>T(class).variable. <text:tab/><text:tab/><text:tab/>For example - @Value(“#{ T(java.lang.Math).sqrt(25) }”).</text:p>
      <text:p text:style-name="P53"/>
      <text:h text:style-name="P50" text:outline-level="3">Configuration without using XML file instead using @Configuration:</text:h>
      <text:p text:style-name="P55"><text:span text:style-name="T47">To do configuration with</text:span><text:span text:style-name="T48">out XML file</text:span><text:span text:style-name="T47"> we have to create a javaconfig.class file and above the class we have to write two annotations - @Configuration and @ComponentScan(basePackages = “”). @Component annotation will be used with the class for which bean has to be made.</text:span></text:p>
      <text:p text:style-name="P56">We can also use @Bean annotation if we do not want to use @ComponentScan... and @Componen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59:06.248849814</meta:creation-date>
    <dc:date>2021-05-18T21:39:15.284390956</dc:date>
    <meta:editing-duration>PT7H49M36S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5" meta:paragraph-count="82" meta:word-count="790" meta:character-count="5526" meta:non-whitespace-character-count="4298"/>
  </office:meta>
</office:document-meta>
</file>